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4cm" fo:min-width="2.986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5cm" fo:min-width="2.676cm"/>
      <style:paragraph-properties style:writing-mode="lr-tb"/>
    </style:style>
    <style:style style:name="gr3" style:family="graphic" style:parent-style-name="objectwithoutfill">
      <style:graphic-properties draw:marker-end="Arrowheads_20_11" draw:marker-end-width="0.3cm"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988cm" fo:min-width="2.152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136cm" fo:min-width="7.308cm"/>
      <style:paragraph-properties style:writing-mode="lr-tb"/>
    </style:style>
    <style:style style:name="gr6" style:family="graphic" style:parent-style-name="objectwithoutfill">
      <style:graphic-properties draw:marker-end="Arrowheads_20_116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24cm" fo:min-width="2.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8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82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852cm" fo:min-width="1.642cm"/>
      <style:paragraph-properties style:writing-mode="lr-tb"/>
    </style:style>
    <style:style style:name="gr11" style:family="graphic" style:parent-style-name="objectwithoutfill">
      <style:graphic-properties draw:marker-end="Arrowheads_20_117" draw:marker-end-width="0.3cm" draw:fill="none" draw:textarea-vertical-align="middle"/>
    </style:style>
    <style:style style:name="gr12" style:family="graphic" style:parent-style-name="objectwithoutfill">
      <style:graphic-properties draw:marker-end="Arrowheads_20_118" draw:marker-end-width="0.3cm" draw:fill="none" draw:textarea-vertical-align="middle"/>
    </style:style>
    <style:style style:name="gr13" style:family="graphic" style:parent-style-name="objectwithoutfill">
      <style:graphic-properties draw:marker-end="Arrowheads_20_119" draw:marker-end-width="0.3cm" draw:fill="none" draw:textarea-vertical-align="middl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852cm" fo:min-width="3.846cm"/>
      <style:paragraph-properties style:writing-mode="lr-tb"/>
    </style:style>
    <style:style style:name="gr15" style:family="graphic" style:parent-style-name="objectwithoutfill">
      <style:graphic-properties draw:marker-end="Arrowheads_20_120" draw:marker-end-width="0.3cm" draw:fill="none" draw:textarea-vertical-align="middle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168cm" fo:min-width="2.9cm"/>
      <style:paragraph-properties style:writing-mode="lr-tb"/>
    </style:style>
    <style:style style:name="gr17" style:family="graphic" style:parent-style-name="objectwithoutfill">
      <style:graphic-properties draw:marker-end="Arrowheads_20_122" draw:marker-end-width="0.3cm" draw:fill="none" draw:textarea-vertical-align="middl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042cm" fo:min-width="2.492cm"/>
      <style:paragraph-properties style:writing-mode="lr-tb"/>
    </style:style>
    <style:style style:name="gr19" style:family="graphic" style:parent-style-name="objectwithoutfill">
      <style:graphic-properties draw:marker-end="Arrowheads_20_123" draw:marker-end-width="0.3cm" draw:fill="none" draw:textarea-vertical-align="middle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104cm" fo:min-width="2.68cm"/>
      <style:paragraph-properties style:writing-mode="lr-tb"/>
    </style:style>
    <style:style style:name="gr21" style:family="graphic" style:parent-style-name="objectwithoutfill">
      <style:graphic-properties draw:marker-end="Arrowheads_20_124" draw:marker-end-width="0.3cm" draw:fill="none" draw:textarea-vertical-align="middl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852cm" fo:min-width="2.208cm"/>
      <style:paragraph-properties style:writing-mode="lr-tb"/>
    </style:style>
    <style:style style:name="gr23" style:family="graphic" style:parent-style-name="objectwithoutfill">
      <style:graphic-properties draw:marker-end="Arrowheads_20_125" draw:marker-end-width="0.3cm" draw:fill="none" draw:textarea-vertical-align="middle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.104cm" fo:min-width="2.838cm"/>
      <style:paragraph-properties style:writing-mode="lr-tb"/>
    </style:style>
    <style:style style:name="gr25" style:family="graphic" style:parent-style-name="objectwithoutfill">
      <style:graphic-properties draw:marker-end="Arrowheads_20_126" draw:marker-end-width="0.3cm" draw:fill="none" draw:textarea-vertical-align="middle"/>
    </style:style>
    <style:style style:name="gr26" style:family="graphic" style:parent-style-name="objectwithoutfill">
      <style:graphic-properties draw:marker-end="Arrowheads_20_128" draw:marker-end-width="0.3cm" draw:fill="none" draw:textarea-vertical-align="middle"/>
    </style:style>
    <style:style style:name="gr27" style:family="graphic" style:parent-style-name="objectwithoutfill">
      <style:graphic-properties draw:marker-end="Arrowheads_20_129" draw:marker-end-width="0.3cm" draw:fill="none" draw:textarea-vertical-align="middle"/>
    </style:style>
    <style:style style:name="gr28" style:family="graphic" style:parent-style-name="objectwithoutfill">
      <style:graphic-properties draw:marker-end="Arrowheads_20_130" draw:marker-end-width="0.3cm" draw:fill="none" draw:textarea-vertical-align="middle"/>
    </style:style>
    <style:style style:name="gr29" style:family="graphic" style:parent-style-name="objectwithoutfill">
      <style:graphic-properties draw:marker-end="Arrowheads_20_131" draw:marker-end-width="0.3cm" draw:fill="none" draw:textarea-vertical-align="middle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724cm" fo:min-width="2.844cm"/>
      <style:paragraph-properties style:writing-mode="lr-tb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1.01cm" fo:min-width="5.64cm"/>
      <style:paragraph-properties style:writing-mode="lr-tb"/>
    </style:style>
    <style:style style:name="gr32" style:family="graphic" style:parent-style-name="objectwithoutfill">
      <style:graphic-properties draw:marker-end="Arrowheads_20_132" draw:marker-end-width="0.3cm" draw:fill="none" draw:textarea-vertical-align="middle"/>
    </style:style>
    <style:style style:name="gr33" style:family="graphic" style:parent-style-name="objectwithoutfill">
      <style:graphic-properties draw:marker-end="Arrowheads_20_133" draw:marker-end-width="0.3cm" draw:fill="none" draw:textarea-vertical-align="middle"/>
    </style:style>
    <style:style style:name="gr34" style:family="graphic" style:parent-style-name="objectwithoutfill">
      <style:graphic-properties draw:marker-end="Arrowheads_20_134" draw:marker-end-width="0.3cm" draw:fill="none" draw:textarea-vertical-align="middle"/>
    </style:style>
    <style:style style:name="gr35" style:family="graphic" style:parent-style-name="objectwithoutfill">
      <style:graphic-properties draw:marker-end="Arrowheads_20_135" draw:marker-end-width="0.3cm" draw:fill="none" draw:textarea-vertical-align="middle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.565cm" fo:min-width="2.464cm"/>
      <style:paragraph-properties style:writing-mode="lr-tb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0.953cm" fo:min-width="2.184cm"/>
      <style:paragraph-properties style:writing-mode="lr-tb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0.696cm" fo:min-width="1.704cm"/>
      <style:paragraph-properties style:writing-mode="lr-tb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1.25cm" fo:min-width="4.649cm"/>
      <style:paragraph-properties style:writing-mode="lr-tb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0.9cm" fo:min-width="4.5cm"/>
      <style:paragraph-properties style:writing-mode="lr-tb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1.25cm" fo:min-width="2.899cm"/>
      <style:paragraph-properties style:writing-mode="lr-tb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1.25cm" fo:min-width="2.75cm"/>
      <style:paragraph-properties style:writing-mode="lr-tb"/>
    </style:style>
    <style:style style:name="gr43" style:family="graphic" style:parent-style-name="objectwithoutfill">
      <style:graphic-properties draw:marker-end="Arrowheads_20_136" draw:marker-end-width="0.3cm" draw:fill="none" draw:textarea-vertical-align="middle"/>
    </style:style>
    <style:style style:name="gr44" style:family="graphic" style:parent-style-name="objectwithoutfill">
      <style:graphic-properties draw:marker-end="Arrowheads_20_137" draw:marker-end-width="0.3cm" draw:fill="none" draw:textarea-vertical-align="middle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1.48cm" fo:min-width="4.846cm"/>
      <style:paragraph-properties style:writing-mode="lr-tb"/>
    </style:style>
    <style:style style:name="gr46" style:family="graphic" style:parent-style-name="objectwithoutfill">
      <style:graphic-properties draw:marker-end="Arrowheads_20_138" draw:marker-end-width="0.3cm" draw:fill="none" draw:textarea-vertical-align="middle"/>
    </style:style>
    <style:style style:name="gr47" style:family="graphic" style:parent-style-name="objectwithoutfill">
      <style:graphic-properties draw:marker-end="Arrowheads_20_139" draw:marker-end-width="0.3cm" draw:fill="none" draw:textarea-vertical-align="middle"/>
    </style:style>
    <style:style style:name="gr48" style:family="graphic" style:parent-style-name="objectwithoutfill">
      <style:graphic-properties draw:marker-end="Arrowheads_20_140" draw:marker-end-width="0.3cm" draw:fill="none" draw:textarea-vertical-align="middle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1cm" fo:min-width="5.25cm"/>
      <style:paragraph-properties style:writing-mode="lr-tb"/>
    </style:style>
    <style:style style:name="gr50" style:family="graphic" style:parent-style-name="objectwithoutfill">
      <style:graphic-properties draw:marker-end="Arrowheads_20_141" draw:marker-end-width="0.3cm" draw:fill="none" draw:textarea-vertical-align="middle"/>
    </style:style>
    <style:style style:name="gr51" style:family="graphic" style:parent-style-name="objectwithoutfill">
      <style:graphic-properties draw:marker-end="Arrowheads_20_142" draw:marker-end-width="0.3cm" draw:fill="none" draw:textarea-vertical-align="middle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0.852cm" fo:min-width="2.964cm"/>
      <style:paragraph-properties style:writing-mode="lr-tb"/>
    </style:style>
    <style:style style:name="gr53" style:family="graphic" style:parent-style-name="objectwithoutfill">
      <style:graphic-properties draw:marker-end="Arrowheads_20_143" draw:marker-end-width="0.3cm" draw:fill="none" draw:textarea-vertical-align="middle"/>
    </style:style>
    <style:style style:name="gr54" style:family="graphic" style:parent-style-name="objectwithoutfill">
      <style:graphic-properties draw:marker-end="Arrowheads_20_144" draw:marker-end-width="0.3cm" draw:fill="none" draw:textarea-vertical-align="middle"/>
    </style:style>
    <style:style style:name="gr55" style:family="graphic" style:parent-style-name="objectwithoutfill">
      <style:graphic-properties draw:marker-end="Arrowheads_20_145" draw:marker-end-width="0.3cm" draw:fill="none" draw:textarea-vertical-align="middle"/>
    </style:style>
    <style:style style:name="gr56" style:family="graphic" style:parent-style-name="objectwithoutfill">
      <style:graphic-properties draw:marker-end="Arrowheads_20_146" draw:marker-end-width="0.3cm" draw:fill="none" draw:textarea-vertical-align="middle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1cm" fo:min-width="8.425cm"/>
      <style:paragraph-properties style:writing-mode="lr-tb"/>
    </style:style>
    <style:style style:name="gr58" style:family="graphic" style:parent-style-name="standard">
      <style:graphic-properties draw:fill-color="#ffffff" draw:textarea-horizontal-align="justify" draw:textarea-vertical-align="middle" draw:auto-grow-height="false" fo:min-height="1.9cm" fo:min-width="3.893cm"/>
      <style:paragraph-properties style:writing-mode="lr-tb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 fo:min-height="0.925cm" fo:min-width="3.15cm"/>
      <style:paragraph-properties style:writing-mode="lr-tb"/>
    </style:style>
    <style:style style:name="gr60" style:family="graphic" style:parent-style-name="objectwithoutfill">
      <style:graphic-properties draw:marker-end="Arrowheads_20_147" draw:marker-end-width="0.3cm" draw:fill="none" draw:textarea-vertical-align="middle"/>
    </style:style>
    <style:style style:name="gr61" style:family="graphic" style:parent-style-name="standard">
      <style:graphic-properties draw:fill-color="#ffffff" draw:textarea-horizontal-align="justify" draw:textarea-vertical-align="middle" draw:auto-grow-height="false" fo:min-height="1.9cm" fo:min-width="3.75cm"/>
      <style:paragraph-properties style:writing-mode="lr-tb"/>
    </style:style>
    <style:style style:name="gr62" style:family="graphic" style:parent-style-name="objectwithoutfill">
      <style:graphic-properties draw:marker-end="Arrowheads_20_148" draw:marker-end-width="0.3cm" draw:fill="none" draw:textarea-vertical-align="middle"/>
    </style:style>
    <style:style style:name="gr63" style:family="graphic" style:parent-style-name="objectwithoutfill">
      <style:graphic-properties draw:marker-end="Arrowheads_20_149" draw:marker-end-width="0.3cm" draw:fill="none" draw:textarea-vertical-align="middle"/>
    </style:style>
    <style:style style:name="gr64" style:family="graphic" style:parent-style-name="standard">
      <style:graphic-properties draw:fill-color="#ffffff" draw:textarea-horizontal-align="justify" draw:textarea-vertical-align="middle" draw:auto-grow-height="false" fo:min-height="0.812cm" fo:min-width="2.417cm"/>
      <style:paragraph-properties style:writing-mode="lr-tb"/>
    </style:style>
    <style:style style:name="gr65" style:family="graphic" style:parent-style-name="standard">
      <style:graphic-properties draw:fill-color="#ffffff" draw:textarea-horizontal-align="justify" draw:textarea-vertical-align="middle" draw:auto-grow-height="false" fo:min-height="1.48cm" fo:min-width="6.262cm"/>
      <style:paragraph-properties style:writing-mode="lr-tb"/>
    </style:style>
    <style:style style:name="gr66" style:family="graphic" style:parent-style-name="standard">
      <style:graphic-properties draw:fill-color="#ffffff" draw:textarea-horizontal-align="justify" draw:textarea-vertical-align="middle" draw:auto-grow-height="false" fo:min-height="1.576cm" fo:min-width="6.37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8" style:family="graphic" style:parent-style-name="objectwithoutfill">
      <style:graphic-properties draw:marker-end="Arrowheads_20_99" draw:marker-end-width="0.3cm" draw:fill="none" draw:textarea-vertical-align="middle"/>
    </style:style>
    <style:style style:name="gr69" style:family="graphic" style:parent-style-name="objectwithoutfill">
      <style:graphic-properties draw:marker-end="Arrowheads_20_100" draw:marker-end-width="0.3cm" draw:fill="none" draw:textarea-vertical-align="middle"/>
    </style:style>
    <style:style style:name="gr70" style:family="graphic" style:parent-style-name="standard">
      <style:graphic-properties draw:fill-color="#ffffff" draw:textarea-horizontal-align="justify" draw:textarea-vertical-align="middle" draw:auto-grow-height="false" fo:min-height="1.796cm" fo:min-width="4.538cm"/>
      <style:paragraph-properties style:writing-mode="lr-tb"/>
    </style:style>
    <style:style style:name="gr71" style:family="graphic" style:parent-style-name="standard" style:list-style-name="L1">
      <style:graphic-properties draw:fill-color="#ffffff" draw:textarea-horizontal-align="justify" draw:textarea-vertical-align="middle" draw:auto-grow-height="false" fo:min-height="1.64cm" fo:min-width="5.168cm"/>
      <style:paragraph-properties style:writing-mode="lr-tb"/>
    </style:style>
    <style:style style:name="gr72" style:family="graphic" style:parent-style-name="objectwithoutfill">
      <style:graphic-properties draw:marker-end="Arrowheads_20_150" draw:marker-end-width="0.3cm" draw:fill="none" draw:textarea-vertical-align="middle"/>
    </style:style>
    <style:style style:name="gr73" style:family="graphic" style:parent-style-name="objectwithoutfill">
      <style:graphic-properties draw:marker-end="Arrowheads_20_151" draw:marker-end-width="0.3cm" draw:fill="none" draw:textarea-vertical-align="middle"/>
    </style:style>
    <style:style style:name="gr74" style:family="graphic" style:parent-style-name="objectwithoutfill">
      <style:graphic-properties draw:marker-end="Arrowheads_20_152" draw:marker-end-width="0.3cm" draw:fill="none" draw:textarea-vertical-align="middle"/>
    </style:style>
    <style:style style:name="gr75" style:family="graphic" style:parent-style-name="objectwithoutfill">
      <style:graphic-properties draw:marker-end="Arrowheads_20_153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93cm" svg:height="1.4cm" svg:x="9.32cm" svg:y="0.951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6.35cm" svg:height="2.8cm" svg:x="8.601cm" svg:y="5.551cm">
          <text:p text:style-name="P1">while Tr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11.8cm" svg:y1="5.05cm" svg:x2="11.776cm" svg:y2="5.551cm" draw:start-shape="id1" draw:start-glue-point="8" draw:end-shape="id2" svg:d="M11800 5050l-24 501" svg:viewBox="0 0 25 502">
          <text:p/>
        </draw:connector>
        <draw:custom-shape draw:style-name="gr4" draw:text-style-name="P2" xml:id="id6" draw:id="id6" draw:layer="layout" svg:width="3.75cm" svg:height="1.75cm" svg:x="15.901cm" svg:y="12.451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" draw:id="id1" draw:layer="layout" svg:width="12.4cm" svg:height="2.2cm" svg:x="5.6cm" svg:y="2.85cm">
          <text:p text:style-name="P1">Вывод</text:p>
          <text:p text:style-name="P1">Описания команд и алгоритма вычислений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3" draw:layer="layout" draw:type="line" svg:x1="11.785cm" svg:y1="2.351cm" svg:x2="11.8cm" svg:y2="2.85cm" draw:start-shape="id3" draw:start-glue-point="8" draw:end-shape="id1" draw:end-glue-point="5" svg:d="M11785 2351l15 499" svg:viewBox="0 0 16 500">
          <text:p/>
        </draw:connector>
        <draw:custom-shape draw:style-name="gr7" draw:text-style-name="P2" xml:id="id5" draw:id="id5" draw:layer="layout" svg:width="5.6cm" svg:height="1.948cm" svg:x="9cm" svg:y="10.952cm">
          <text:p text:style-name="P1">s == „0“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4" draw:layer="layout" svg:width="1.285cm" svg:height="0.962cm" svg:x="14.301cm" svg:y="10.702cm">
          <draw:text-box>
            <text:p>Да</text:p>
          </draw:text-box>
        </draw:frame>
        <draw:frame draw:style-name="gr9" draw:text-style-name="P6" draw:layer="layout" svg:width="1.582cm" svg:height="0.962cm" svg:x="8.319cm" svg:y="10.64cm">
          <draw:text-box>
            <text:p text:style-name="P5">Нет</text:p>
          </draw:text-box>
        </draw:frame>
        <draw:custom-shape draw:style-name="gr10" draw:text-style-name="P2" xml:id="id4" draw:id="id4" draw:layer="layout" svg:width="3.4cm" svg:height="1.75cm" svg:x="10.05cm" svg:y="8.8cm">
          <text:p text:style-name="P1">Ввод</text:p>
          <text:p text:style-name="P1">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3" draw:layer="layout" draw:type="line" svg:x1="11.776cm" svg:y1="8.351cm" svg:x2="11.75cm" svg:y2="8.8cm" draw:start-shape="id2" draw:start-glue-point="6" draw:end-shape="id4" draw:end-glue-point="5" svg:d="M11776 8351l-26 449" svg:viewBox="0 0 27 450">
          <text:p/>
        </draw:connector>
        <draw:connector draw:style-name="gr12" draw:text-style-name="P3" draw:layer="layout" svg:x1="14.6cm" svg:y1="11.926cm" svg:x2="17.776cm" svg:y2="12.451cm" draw:start-shape="id5" draw:start-glue-point="7" draw:end-shape="id6" draw:end-glue-point="4" svg:d="M14600 11926h3176v525" svg:viewBox="0 0 3177 526">
          <text:p/>
        </draw:connector>
        <draw:connector draw:style-name="gr13" draw:text-style-name="P3" draw:layer="layout" draw:type="line" svg:x1="11.75cm" svg:y1="10.55cm" svg:x2="11.8cm" svg:y2="10.952cm" draw:start-shape="id4" draw:start-glue-point="8" draw:end-shape="id5" draw:end-glue-point="4" svg:d="M11750 10550l50 402" svg:viewBox="0 0 51 403">
          <text:p/>
        </draw:connector>
        <draw:custom-shape draw:style-name="gr14" draw:text-style-name="P2" xml:id="id7" draw:id="id7" draw:layer="layout" svg:width="6.9cm" svg:height="1.75cm" svg:x="2.1cm" svg:y="12.35cm">
          <text:p text:style-name="P1">Ввод</text:p>
          <text:p text:style-name="P7">num1, <text:s/>num2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5" draw:text-style-name="P3" draw:layer="layout" svg:x1="9cm" svg:y1="11.926cm" svg:x2="5.55cm" svg:y2="12.35cm" draw:start-shape="id5" draw:start-glue-point="5" draw:end-shape="id7" draw:end-glue-point="5" svg:d="M9000 11926h-3450v424" svg:viewBox="0 0 3451 425">
          <text:p/>
        </draw:connector>
        <draw:custom-shape draw:style-name="gr7" draw:text-style-name="P2" xml:id="id8" draw:id="id8" draw:layer="layout" svg:width="5.6cm" svg:height="1.948cm" svg:x="8.9cm" svg:y="14.252cm">
          <text:p text:style-name="P1">s == „+“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4" draw:layer="layout" svg:width="1.285cm" svg:height="0.962cm" svg:x="14.101cm" svg:y="13.902cm">
          <draw:text-box>
            <text:p>Да</text:p>
          </draw:text-box>
        </draw:frame>
        <draw:frame draw:style-name="gr9" draw:text-style-name="P6" draw:layer="layout" svg:width="1.582cm" svg:height="0.962cm" svg:x="8.319cm" svg:y="13.94cm">
          <draw:text-box>
            <text:p text:style-name="P5">Нет</text:p>
          </draw:text-box>
        </draw:frame>
        <draw:custom-shape draw:style-name="gr16" draw:text-style-name="P2" xml:id="id9" draw:id="id9" draw:layer="layout" svg:width="5.4cm" svg:height="2.25cm" svg:x="15.25cm" svg:y="14.55cm">
          <text:p text:style-name="P1">Вывод</text:p>
          <text:p text:style-name="P7">num1 + <text:s/>num2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5" draw:text-style-name="P3" draw:layer="layout" svg:x1="14.5cm" svg:y1="15.226cm" svg:x2="15.925cm" svg:y2="15.675cm" draw:start-shape="id8" draw:start-glue-point="7" draw:end-shape="id9" draw:end-glue-point="9" svg:d="M14500 15226h376v449h1049" svg:viewBox="0 0 1426 450">
          <text:p/>
        </draw:connector>
        <draw:connector draw:style-name="gr17" draw:text-style-name="P3" draw:layer="layout" svg:x1="8.138cm" svg:y1="13.225cm" svg:x2="11.7cm" svg:y2="14.252cm" draw:start-shape="id7" draw:start-glue-point="6" draw:end-shape="id8" draw:end-glue-point="4" svg:d="M8138 13225h3562v1027" svg:viewBox="0 0 3563 1028">
          <text:p/>
        </draw:connector>
        <draw:custom-shape draw:style-name="gr7" draw:text-style-name="P2" xml:id="id10" draw:id="id10" draw:layer="layout" svg:width="5.6cm" svg:height="1.948cm" svg:x="4.05cm" svg:y="15.802cm">
          <text:p text:style-name="P1">s == „-“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4" draw:layer="layout" svg:width="1.285cm" svg:height="0.962cm" svg:x="9.251cm" svg:y="15.652cm">
          <draw:text-box>
            <text:p>Да</text:p>
          </draw:text-box>
        </draw:frame>
        <draw:frame draw:style-name="gr9" draw:text-style-name="P6" draw:layer="layout" svg:width="1.582cm" svg:height="0.962cm" svg:x="3.569cm" svg:y="15.49cm">
          <draw:text-box>
            <text:p text:style-name="P5">Нет</text:p>
          </draw:text-box>
        </draw:frame>
        <draw:custom-shape draw:style-name="gr18" draw:text-style-name="P2" xml:id="id11" draw:id="id11" draw:layer="layout" svg:width="4.75cm" svg:height="2.05cm" svg:x="12.6cm" svg:y="17.3cm">
          <text:p text:style-name="P1">Вывод</text:p>
          <text:p text:style-name="P7">num1 - <text:s/>num2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5" draw:text-style-name="P3" draw:layer="layout" svg:x1="9.65cm" svg:y1="16.776cm" svg:x2="14.975cm" svg:y2="17.3cm" draw:start-shape="id10" draw:start-glue-point="7" draw:end-shape="id11" draw:end-glue-point="5" svg:d="M9650 16776h5325v524" svg:viewBox="0 0 5326 525">
          <text:p/>
        </draw:connector>
        <draw:connector draw:style-name="gr19" draw:text-style-name="P3" draw:layer="layout" svg:x1="8.9cm" svg:y1="15.226cm" svg:x2="6.85cm" svg:y2="15.802cm" draw:start-shape="id8" draw:start-glue-point="5" draw:end-shape="id10" draw:end-glue-point="4" svg:d="M8900 15226h-2050v576" svg:viewBox="0 0 2051 577">
          <text:p/>
        </draw:connector>
        <draw:custom-shape draw:style-name="gr7" draw:text-style-name="P2" xml:id="id12" draw:id="id12" draw:layer="layout" svg:width="5.6cm" svg:height="1.948cm" svg:x="1.05cm" svg:y="17.752cm">
          <text:p text:style-name="P1">s == „*“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4" draw:layer="layout" svg:width="1.285cm" svg:height="0.962cm" svg:x="5.451cm" svg:y="17.502cm">
          <draw:text-box>
            <text:p>Да</text:p>
          </draw:text-box>
        </draw:frame>
        <draw:frame draw:style-name="gr9" draw:text-style-name="P6" draw:layer="layout" svg:width="1.582cm" svg:height="0.962cm" svg:x="1.069cm" svg:y="17.34cm">
          <draw:text-box>
            <text:p text:style-name="P5">Нет</text:p>
          </draw:text-box>
        </draw:frame>
        <draw:custom-shape draw:style-name="gr20" draw:text-style-name="P2" xml:id="id13" draw:id="id13" draw:layer="layout" svg:width="5.05cm" svg:height="2.15cm" svg:x="7.5cm" svg:y="18.55cm">
          <text:p text:style-name="P1">Вывод</text:p>
          <text:p text:style-name="P7">num1 * <text:s/>num2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5" draw:text-style-name="P3" draw:layer="layout" svg:x1="6.65cm" svg:y1="18.726cm" svg:x2="8.131cm" svg:y2="19.625cm" draw:start-shape="id12" draw:start-glue-point="7" draw:end-shape="id13" draw:end-glue-point="9" svg:d="M6650 18726h426v899h1055" svg:viewBox="0 0 1482 900">
          <text:p/>
        </draw:connector>
        <draw:connector draw:style-name="gr21" draw:text-style-name="P3" draw:layer="layout" svg:x1="4.05cm" svg:y1="16.776cm" svg:x2="3.85cm" svg:y2="17.752cm" draw:start-shape="id10" draw:start-glue-point="5" draw:end-shape="id12" draw:end-glue-point="4" svg:d="M4050 16776h-200v976" svg:viewBox="0 0 201 977">
          <text:p/>
        </draw:connector>
        <draw:custom-shape draw:style-name="gr7" draw:text-style-name="P2" xml:id="id14" draw:id="id14" draw:layer="layout" svg:width="5.6cm" svg:height="1.948cm" svg:x="1.5cm" svg:y="20.462cm">
          <text:p text:style-name="P1">s == „/“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4" draw:layer="layout" svg:width="1.285cm" svg:height="0.962cm" svg:x="5.701cm" svg:y="20.112cm">
          <draw:text-box>
            <text:p>Да</text:p>
          </draw:text-box>
        </draw:frame>
        <draw:frame draw:style-name="gr9" draw:text-style-name="P6" draw:layer="layout" svg:width="1.582cm" svg:height="0.962cm" svg:x="1.619cm" svg:y="19.95cm">
          <draw:text-box>
            <text:p text:style-name="P5">Нет</text:p>
          </draw:text-box>
        </draw:frame>
        <draw:custom-shape draw:style-name="gr22" draw:text-style-name="P2" xml:id="id17" draw:id="id17" draw:layer="layout" svg:width="4.3cm" svg:height="1.75cm" svg:x="15.2cm" svg:y="23.45cm">
          <text:p text:style-name="P1">Вывод</text:p>
          <text:p text:style-name="P7">num1 / <text:s/>num2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5" draw:text-style-name="P3" draw:layer="layout" svg:x1="7.1cm" svg:y1="21.436cm" svg:x2="10.757cm" svg:y2="21.852cm" draw:start-shape="id14" draw:start-glue-point="7" draw:end-shape="id15" draw:end-glue-point="4" svg:d="M7100 21436h3657v416" svg:viewBox="0 0 3658 417">
          <text:p/>
        </draw:connector>
        <draw:connector draw:style-name="gr23" draw:text-style-name="P3" draw:layer="layout" draw:line-skew="0.251cm 2.749cm" svg:x1="1.05cm" svg:y1="18.726cm" svg:x2="4.3cm" svg:y2="20.462cm" draw:start-shape="id12" draw:start-glue-point="5" draw:end-shape="id14" draw:end-glue-point="4" svg:d="M1050 18726h-250v1274h3500v462" svg:viewBox="0 0 3501 1737">
          <text:p/>
        </draw:connector>
        <draw:custom-shape draw:style-name="gr24" draw:text-style-name="P2" xml:id="id16" draw:id="id16" draw:layer="layout" svg:width="5.3cm" svg:height="2.15cm" svg:x="0.95cm" svg:y="23.1cm">
          <text:p text:style-name="P1">Вывод</text:p>
          <text:p text:style-name="P1">Ошибка ввода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5" draw:text-style-name="P3" draw:layer="layout" draw:line-skew="0.751cm 2.539cm" svg:x1="1.5cm" svg:y1="21.436cm" svg:x2="3.6cm" svg:y2="23.1cm" draw:start-shape="id14" draw:start-glue-point="5" draw:end-shape="id16" draw:end-glue-point="5" svg:d="M1500 21436h-300v1064h2400v600" svg:viewBox="0 0 2401 1665">
          <text:p/>
        </draw:connector>
        <draw:connector draw:style-name="gr26" draw:text-style-name="P3" draw:layer="layout" draw:line-skew="6.948cm 14.299cm -7.6cm" svg:x1="11.919cm" svg:y1="19.625cm" svg:x2="8.601cm" svg:y2="6.951cm" draw:start-shape="id13" draw:start-glue-point="6" draw:end-shape="id2" draw:end-glue-point="5" svg:d="M11919 19625h8081v8125h-19500v-20799h8101" svg:viewBox="0 0 19501 20800">
          <text:p/>
        </draw:connector>
        <draw:connector draw:style-name="gr27" draw:text-style-name="P3" draw:layer="layout" draw:line-skew="2.148cm 14.874cm -7.6cm" svg:x1="16.757cm" svg:y1="18.325cm" svg:x2="8.601cm" svg:y2="6.951cm" draw:start-shape="id11" draw:start-glue-point="6" draw:end-shape="id2" draw:end-glue-point="5" svg:d="M16757 18325h3243v9375h-19500v-20749h8101" svg:viewBox="0 0 19501 20750">
          <text:p/>
        </draw:connector>
        <draw:connector draw:style-name="gr28" draw:text-style-name="P3" draw:layer="layout" draw:line-skew="1.987cm -7.6cm" svg:x1="17.35cm" svg:y1="25.2cm" svg:x2="8.601cm" svg:y2="6.951cm" draw:start-shape="id17" draw:start-glue-point="8" draw:end-shape="id2" draw:end-glue-point="5" svg:d="M17350 25200v2550h-16850v-20799h8101" svg:viewBox="0 0 16851 20800">
          <text:p/>
        </draw:connector>
        <draw:connector draw:style-name="gr29" draw:text-style-name="P3" draw:layer="layout" draw:line-skew="1.998cm -6.926cm" svg:x1="3.6cm" svg:y1="25.25cm" svg:x2="8.601cm" svg:y2="6.951cm" draw:start-shape="id16" draw:start-glue-point="8" draw:end-shape="id2" draw:end-glue-point="5" svg:d="M3600 25250v2500h-3100v-20799h8101" svg:viewBox="0 0 8102 20800">
          <text:p/>
        </draw:connector>
        <draw:custom-shape draw:style-name="gr30" draw:text-style-name="P2" xml:id="id15" draw:id="id15" draw:layer="layout" svg:width="6.686cm" svg:height="1.948cm" svg:x="7.414cm" svg:y="21.852cm">
          <text:p text:style-name="P1">num2 !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4" draw:layer="layout" svg:width="1.285cm" svg:height="0.962cm" svg:x="13.915cm" svg:y="21.602cm">
          <draw:text-box>
            <text:p>Да</text:p>
          </draw:text-box>
        </draw:frame>
        <draw:frame draw:style-name="gr9" draw:text-style-name="P6" draw:layer="layout" svg:width="1.582cm" svg:height="0.962cm" svg:x="7.333cm" svg:y="21.64cm">
          <draw:text-box>
            <text:p text:style-name="P5">Нет</text:p>
          </draw:text-box>
        </draw:frame>
        <draw:custom-shape draw:style-name="gr31" draw:text-style-name="P2" xml:id="id18" draw:id="id18" draw:layer="layout" svg:width="9.75cm" svg:height="2cm" svg:x="4.45cm" svg:y="24.8cm">
          <text:p text:style-name="P1">Вывод</text:p>
          <text:p text:style-name="P1">Ошибка деления на ноль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2" draw:text-style-name="P3" draw:layer="layout" draw:line-skew="3.051cm 2.649cm" svg:x1="7.414cm" svg:y1="22.826cm" svg:x2="9.325cm" svg:y2="24.8cm" draw:start-shape="id15" draw:start-glue-point="5" draw:end-shape="id18" draw:end-glue-point="5" svg:d="M7414 22826h-414v1174h2325v800" svg:viewBox="0 0 2326 1975">
          <text:p/>
        </draw:connector>
        <draw:connector draw:style-name="gr33" draw:text-style-name="P3" draw:layer="layout" svg:x1="14.1cm" svg:y1="22.826cm" svg:x2="17.35cm" svg:y2="23.45cm" draw:start-shape="id15" draw:start-glue-point="7" draw:end-shape="id17" draw:end-glue-point="5" svg:d="M14100 22826h3250v624" svg:viewBox="0 0 3251 625">
          <text:p/>
        </draw:connector>
        <draw:connector draw:style-name="gr34" draw:text-style-name="P3" draw:layer="layout" draw:line-skew="0.448cm -3.449cm" svg:x1="9.325cm" svg:y1="26.8cm" svg:x2="8.601cm" svg:y2="6.951cm" draw:start-shape="id18" draw:start-glue-point="8" draw:end-shape="id2" draw:end-glue-point="5" svg:d="M9325 26800v950h-8825v-20799h8101" svg:viewBox="0 0 8826 20800">
          <text:p/>
        </draw:connector>
        <draw:connector draw:style-name="gr35" draw:text-style-name="P3" draw:layer="layout" draw:line-skew="-1.152cm 16.249cm -7.6cm" svg:x1="19.975cm" svg:y1="15.675cm" svg:x2="8.601cm" svg:y2="6.951cm" draw:start-shape="id9" draw:start-glue-point="6" draw:end-shape="id2" draw:end-glue-point="5" svg:d="M19975 15675h25v12025h-19500v-20749h8101" svg:viewBox="0 0 19501 20750">
          <text:p/>
        </draw:connector>
      </draw:page>
      <draw:page draw:name="page2" draw:style-name="dp1" draw:master-page-name="Default">
        <draw:custom-shape draw:style-name="gr36" draw:text-style-name="P2" xml:id="id26" draw:id="id26" draw:layer="layout" svg:width="4.192cm" svg:height="1.151cm" svg:x="7.904cm" svg:y="1.099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xml:id="id25" draw:id="id25" draw:layer="layout" svg:width="3.794cm" svg:height="1.699cm" svg:x="8.053cm" svg:y="22.801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xml:id="id27" draw:id="id27" draw:layer="layout" svg:width="3.5cm" svg:height="1.5cm" svg:x="8.25cm" svg:y="2.85cm">
          <text:p text:style-name="P1">Ввод</text:p>
          <text:p text:style-name="P1">num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9" draw:text-style-name="P2" xml:id="id28" draw:id="id28" draw:layer="layout" svg:width="5.149cm" svg:height="1.5cm" svg:x="7.426cm" svg:y="5.1cm">
          <text:p text:style-name="P1">even, odd = 0, 0</text:p>
          <draw:enhanced-geometry svg:viewBox="0 0 21600 21600" draw:type="rectangle" draw:enhanced-path="M 0 0 L 21600 0 21600 21600 0 21600 0 0 Z N"/>
        </draw:custom-shape>
        <draw:custom-shape draw:style-name="gr40" draw:text-style-name="P2" xml:id="id19" draw:id="id19" draw:layer="layout" svg:width="10cm" svg:height="2.298cm" svg:x="5cm" svg:y="12.952cm">
          <text:p text:style-name="P1">num % 2 == 0 or num ==0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4" draw:layer="layout" svg:width="1.285cm" svg:height="0.962cm" svg:x="12.202cm" svg:y="12.571cm">
          <draw:text-box>
            <text:p>Да</text:p>
          </draw:text-box>
        </draw:frame>
        <draw:frame draw:style-name="gr9" draw:text-style-name="P6" draw:layer="layout" svg:width="1.582cm" svg:height="0.962cm" svg:x="6.62cm" svg:y="12.571cm">
          <draw:text-box>
            <text:p text:style-name="P5">Нет</text:p>
          </draw:text-box>
        </draw:frame>
        <draw:custom-shape draw:style-name="gr41" draw:text-style-name="P2" xml:id="id21" draw:id="id21" draw:layer="layout" svg:width="3.399cm" svg:height="1.5cm" svg:x="14.1cm" svg:y="15.525cm">
          <text:p text:style-name="P1">even += 1</text:p>
          <draw:enhanced-geometry svg:viewBox="0 0 21600 21600" draw:type="rectangle" draw:enhanced-path="M 0 0 L 21600 0 21600 21600 0 21600 0 0 Z N"/>
        </draw:custom-shape>
        <draw:custom-shape draw:style-name="gr42" draw:text-style-name="P2" xml:id="id20" draw:id="id20" draw:layer="layout" svg:width="3.25cm" svg:height="1.5cm" svg:x="2.85cm" svg:y="15.525cm">
          <text:p text:style-name="P1">odd += 1</text:p>
          <draw:enhanced-geometry svg:viewBox="0 0 21600 21600" draw:type="rectangle" draw:enhanced-path="M 0 0 L 21600 0 21600 21600 0 21600 0 0 Z N"/>
        </draw:custom-shape>
        <draw:connector draw:style-name="gr43" draw:text-style-name="P3" draw:layer="layout" svg:x1="5cm" svg:y1="14.101cm" svg:x2="4.475cm" svg:y2="15.525cm" draw:start-shape="id19" draw:start-glue-point="5" draw:end-shape="id20" draw:end-glue-point="0" svg:d="M5000 14101h-525v1424" svg:viewBox="0 0 526 1425">
          <text:p/>
        </draw:connector>
        <draw:connector draw:style-name="gr44" draw:text-style-name="P3" draw:layer="layout" svg:x1="15cm" svg:y1="14.101cm" svg:x2="15.799cm" svg:y2="15.525cm" draw:start-shape="id19" draw:start-glue-point="7" draw:end-shape="id21" svg:d="M15000 14101h799v1424" svg:viewBox="0 0 800 1425">
          <text:p/>
        </draw:connector>
        <draw:custom-shape draw:style-name="gr45" draw:text-style-name="P2" xml:id="id22" draw:id="id22" draw:layer="layout" svg:width="8.5cm" svg:height="2.75cm" svg:x="5.75cm" svg:y="7.2cm">
          <text:p text:style-name="P1">for num in nums: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6" draw:text-style-name="P3" draw:layer="layout" draw:type="line" svg:x1="10cm" svg:y1="9.95cm" svg:x2="10cm" svg:y2="10.75cm" draw:start-shape="id22" draw:start-glue-point="6" draw:end-shape="id23" draw:end-glue-point="0" svg:d="M10000 9950v800" svg:viewBox="0 0 1 801">
          <text:p/>
        </draw:connector>
        <draw:connector draw:style-name="gr47" draw:text-style-name="P3" draw:layer="layout" draw:line-skew="0.474cm -0.349cm" svg:x1="4.475cm" svg:y1="17.025cm" svg:x2="5.75cm" svg:y2="8.575cm" draw:start-shape="id20" draw:start-glue-point="2" draw:end-shape="id22" draw:end-glue-point="5" svg:d="M4475 17025v975h-2475v-9425h3750" svg:viewBox="0 0 3751 9426">
          <text:p/>
        </draw:connector>
        <draw:connector draw:style-name="gr48" draw:text-style-name="P3" draw:layer="layout" draw:line-skew="0.499cm -3.249cm" svg:x1="15.799cm" svg:y1="17.025cm" svg:x2="5.75cm" svg:y2="8.575cm" draw:start-shape="id21" draw:start-glue-point="2" draw:end-shape="id22" draw:end-glue-point="5" svg:d="M15799 17025v1000h-13799v-9450h3750" svg:viewBox="0 0 13800 9451">
          <text:p/>
        </draw:connector>
        <draw:custom-shape draw:style-name="gr49" draw:text-style-name="P2" xml:id="id23" draw:id="id23" draw:layer="layout" svg:width="5.75cm" svg:height="1.25cm" svg:x="7.125cm" svg:y="10.75cm">
          <text:p text:style-name="P1">num = int(num)</text:p>
          <draw:enhanced-geometry svg:viewBox="0 0 21600 21600" draw:type="rectangle" draw:enhanced-path="M 0 0 L 21600 0 21600 21600 0 21600 0 0 Z N"/>
        </draw:custom-shape>
        <draw:connector draw:style-name="gr50" draw:text-style-name="P3" draw:layer="layout" draw:type="line" svg:x1="10cm" svg:y1="12cm" svg:x2="10cm" svg:y2="12.952cm" draw:start-shape="id23" draw:start-glue-point="2" draw:end-shape="id19" draw:end-glue-point="4" svg:d="M10000 12000v952" svg:viewBox="0 0 1 953">
          <text:p/>
        </draw:connector>
        <draw:connector draw:style-name="gr51" draw:text-style-name="P3" draw:layer="layout" draw:line-skew="4.248cm 3.999cm" svg:x1="14.25cm" svg:y1="8.575cm" svg:x2="9.95cm" svg:y2="20.05cm" draw:start-shape="id22" draw:start-glue-point="7" draw:end-shape="id24" draw:end-glue-point="5" svg:d="M14250 8575h4750v10425h-9050v1050" svg:viewBox="0 0 9051 11476">
          <text:p/>
        </draw:connector>
        <draw:custom-shape draw:style-name="gr52" draw:text-style-name="P2" xml:id="id24" draw:id="id24" draw:layer="layout" svg:width="5.5cm" svg:height="1.75cm" svg:x="7.2cm" svg:y="20.05cm">
          <text:p text:style-name="P1">Вывод</text:p>
          <text:p text:style-name="P1">even, odd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3" draw:text-style-name="P3" draw:layer="layout" draw:type="line" svg:x1="9.95cm" svg:y1="21.8cm" svg:x2="9.95cm" svg:y2="22.801cm" draw:start-shape="id24" draw:start-glue-point="8" draw:end-shape="id25" draw:end-glue-point="4" svg:d="M9950 21800v1001" svg:viewBox="0 0 1 1002">
          <text:p/>
        </draw:connector>
        <draw:connector draw:style-name="gr54" draw:text-style-name="P3" draw:layer="layout" draw:type="line" svg:x1="10cm" svg:y1="2.25cm" svg:x2="10cm" svg:y2="2.85cm" draw:start-shape="id26" draw:start-glue-point="8" draw:end-shape="id27" draw:end-glue-point="5" svg:d="M10000 2250v600" svg:viewBox="0 0 1 601">
          <text:p/>
        </draw:connector>
        <draw:connector draw:style-name="gr55" draw:text-style-name="P3" draw:layer="layout" draw:type="line" svg:x1="10cm" svg:y1="4.35cm" svg:x2="10cm" svg:y2="5.1cm" draw:start-shape="id27" draw:start-glue-point="8" draw:end-shape="id28" draw:end-glue-point="0" svg:d="M10000 4350v750" svg:viewBox="0 0 1 751">
          <text:p/>
        </draw:connector>
        <draw:connector draw:style-name="gr56" draw:text-style-name="P3" draw:layer="layout" draw:type="line" svg:x1="10cm" svg:y1="6.6cm" svg:x2="10cm" svg:y2="7.2cm" draw:start-shape="id28" draw:start-glue-point="2" draw:end-shape="id22" draw:end-glue-point="4" svg:d="M10000 6600v600" svg:viewBox="0 0 1 601">
          <text:p/>
        </draw:connector>
      </draw:page>
      <draw:page draw:name="page3" draw:style-name="dp1" draw:master-page-name="Default">
        <draw:custom-shape draw:style-name="gr36" draw:text-style-name="P2" xml:id="id33" draw:id="id33" draw:layer="layout" svg:width="4.192cm" svg:height="1.151cm" svg:x="8.24cm" svg:y="1.099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xml:id="id32" draw:id="id32" draw:layer="layout" svg:width="3.794cm" svg:height="1.699cm" svg:x="8.439cm" svg:y="16.001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xml:id="id34" draw:id="id34" draw:layer="layout" svg:width="3.5cm" svg:height="1.5cm" svg:x="8.586cm" svg:y="2.85cm">
          <text:p text:style-name="P1">Ввод</text:p>
          <text:p text:style-name="P1">num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9" draw:text-style-name="P2" xml:id="id35" draw:id="id35" draw:layer="layout" svg:width="5.149cm" svg:height="1.5cm" svg:x="7.762cm" svg:y="5.1cm">
          <text:p text:style-name="P1">new_nums = «»</text:p>
          <draw:enhanced-geometry svg:viewBox="0 0 21600 21600" draw:type="rectangle" draw:enhanced-path="M 0 0 L 21600 0 21600 21600 0 21600 0 0 Z N"/>
        </draw:custom-shape>
        <draw:custom-shape draw:style-name="gr45" draw:text-style-name="P2" xml:id="id29" draw:id="id29" draw:layer="layout" svg:width="8.5cm" svg:height="2.75cm" svg:x="6.086cm" svg:y="7.2cm">
          <text:p text:style-name="P1">for num in nums: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6" draw:text-style-name="P3" draw:layer="layout" draw:type="line" svg:x1="10.336cm" svg:y1="9.95cm" svg:x2="10.336cm" svg:y2="10.65cm" draw:start-shape="id29" draw:start-glue-point="6" draw:end-shape="id30" draw:end-glue-point="0" svg:d="M10336 9950v700" svg:viewBox="0 0 1 701">
          <text:p/>
        </draw:connector>
        <draw:connector draw:style-name="gr47" draw:text-style-name="P3" draw:layer="layout" svg:x1="10.336cm" svg:y1="11.9cm" svg:x2="6.086cm" svg:y2="8.575cm" draw:start-shape="id30" draw:start-glue-point="2" draw:end-shape="id29" draw:end-glue-point="5" svg:d="M10336 11900v501h-4964v-3826h714" svg:viewBox="0 0 4965 3827">
          <text:p/>
        </draw:connector>
        <draw:custom-shape draw:style-name="gr57" draw:text-style-name="P2" xml:id="id30" draw:id="id30" draw:layer="layout" svg:width="8.925cm" svg:height="1.25cm" svg:x="5.874cm" svg:y="10.65cm">
          <text:p text:style-name="P1">new_num = num + new_num</text:p>
          <draw:enhanced-geometry svg:viewBox="0 0 21600 21600" draw:type="rectangle" draw:enhanced-path="M 0 0 L 21600 0 21600 21600 0 21600 0 0 Z N"/>
        </draw:custom-shape>
        <draw:connector draw:style-name="gr51" draw:text-style-name="P3" draw:layer="layout" draw:line-skew="0.298cm 0.999cm" svg:x1="14.586cm" svg:y1="8.575cm" svg:x2="10.336cm" svg:y2="13.55cm" draw:start-shape="id29" draw:start-glue-point="7" draw:end-shape="id31" draw:end-glue-point="5" svg:d="M14586 8575h800v4175h-5050v800" svg:viewBox="0 0 5051 4976">
          <text:p/>
        </draw:connector>
        <draw:custom-shape draw:style-name="gr52" draw:text-style-name="P2" xml:id="id31" draw:id="id31" draw:layer="layout" svg:width="5.5cm" svg:height="1.75cm" svg:x="7.586cm" svg:y="13.55cm">
          <text:p text:style-name="P1">Вывод</text:p>
          <text:p text:style-name="P1">new_num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3" draw:text-style-name="P3" draw:layer="layout" draw:type="line" svg:x1="10.336cm" svg:y1="15.3cm" svg:x2="10.336cm" svg:y2="16.001cm" draw:start-shape="id31" draw:start-glue-point="8" draw:end-shape="id32" draw:end-glue-point="4" svg:d="M10336 15300v701" svg:viewBox="0 0 1 702">
          <text:p/>
        </draw:connector>
        <draw:connector draw:style-name="gr54" draw:text-style-name="P3" draw:layer="layout" draw:type="line" svg:x1="10.336cm" svg:y1="2.25cm" svg:x2="10.336cm" svg:y2="2.85cm" draw:start-shape="id33" draw:start-glue-point="8" draw:end-shape="id34" draw:end-glue-point="5" svg:d="M10336 2250v600" svg:viewBox="0 0 1 601">
          <text:p/>
        </draw:connector>
        <draw:connector draw:style-name="gr55" draw:text-style-name="P3" draw:layer="layout" draw:type="line" svg:x1="10.336cm" svg:y1="4.35cm" svg:x2="10.336cm" svg:y2="5.1cm" draw:start-shape="id34" draw:start-glue-point="8" draw:end-shape="id35" draw:end-glue-point="0" svg:d="M10336 4350v750" svg:viewBox="0 0 1 751">
          <text:p/>
        </draw:connector>
        <draw:connector draw:style-name="gr56" draw:text-style-name="P3" draw:layer="layout" draw:type="line" svg:x1="10.336cm" svg:y1="6.6cm" svg:x2="10.336cm" svg:y2="7.2cm" draw:start-shape="id35" draw:start-glue-point="2" draw:end-shape="id29" draw:end-glue-point="4" svg:d="M10336 6600v600" svg:viewBox="0 0 1 601">
          <text:p/>
        </draw:connector>
      </draw:page>
      <draw:page draw:name="page4" draw:style-name="dp1" draw:master-page-name="Default">
        <draw:custom-shape draw:style-name="gr36" draw:text-style-name="P2" xml:id="id39" draw:id="id39" draw:layer="layout" svg:width="4.192cm" svg:height="1.151cm" svg:x="7.754cm" svg:y="1.099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xml:id="id38" draw:id="id38" draw:layer="layout" svg:width="3.794cm" svg:height="1.699cm" svg:x="7.953cm" svg:y="17.501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xml:id="id40" draw:id="id40" draw:layer="layout" svg:width="3.5cm" svg:height="1.5cm" svg:x="8.1cm" svg:y="2.85cm">
          <text:p text:style-name="P1">Ввод</text:p>
          <text:p text:style-name="P1">n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8" draw:text-style-name="P2" xml:id="id41" draw:id="id41" draw:layer="layout" svg:width="4.393cm" svg:height="2.15cm" svg:x="7.654cm" svg:y="5.05cm">
          <text:p text:style-name="P1">sum_n = 0</text:p>
          <text:p text:style-name="P1">a = 1</text:p>
          <text:p text:style-name="P1">enum = 0</text:p>
          <draw:enhanced-geometry svg:viewBox="0 0 21600 21600" draw:type="rectangle" draw:enhanced-path="M 0 0 L 21600 0 21600 21600 0 21600 0 0 Z N"/>
        </draw:custom-shape>
        <draw:connector draw:style-name="gr51" draw:text-style-name="P3" draw:layer="layout" draw:line-skew="0cm 1.575cm" svg:x1="13.5cm" svg:y1="9.125cm" svg:x2="9.85cm" svg:y2="15.05cm" draw:start-shape="id36" draw:start-glue-point="7" draw:end-shape="id37" draw:end-glue-point="5" svg:d="M13500 9125h501v5125h-4151v800" svg:viewBox="0 0 4152 5926">
          <text:p/>
        </draw:connector>
        <draw:custom-shape draw:style-name="gr52" draw:text-style-name="P2" xml:id="id37" draw:id="id37" draw:layer="layout" svg:width="5.5cm" svg:height="1.75cm" svg:x="7.1cm" svg:y="15.05cm">
          <text:p text:style-name="P1">Вывод</text:p>
          <text:p text:style-name="P1">sum_n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3" draw:text-style-name="P3" draw:layer="layout" draw:type="line" svg:x1="9.85cm" svg:y1="16.8cm" svg:x2="9.85cm" svg:y2="17.501cm" draw:start-shape="id37" draw:start-glue-point="8" draw:end-shape="id38" draw:end-glue-point="4" svg:d="M9850 16800v701" svg:viewBox="0 0 1 702">
          <text:p/>
        </draw:connector>
        <draw:connector draw:style-name="gr54" draw:text-style-name="P3" draw:layer="layout" draw:type="line" svg:x1="9.85cm" svg:y1="2.25cm" svg:x2="9.85cm" svg:y2="2.85cm" draw:start-shape="id39" draw:start-glue-point="8" draw:end-shape="id40" draw:end-glue-point="5" svg:d="M9850 2250v600" svg:viewBox="0 0 1 601">
          <text:p/>
        </draw:connector>
        <draw:connector draw:style-name="gr55" draw:text-style-name="P3" draw:layer="layout" draw:type="line" svg:x1="9.85cm" svg:y1="4.35cm" svg:x2="9.85cm" svg:y2="5.05cm" draw:start-shape="id40" draw:start-glue-point="8" draw:end-shape="id41" draw:end-glue-point="0" svg:d="M9850 4350v700" svg:viewBox="0 0 1 701">
          <text:p/>
        </draw:connector>
        <draw:custom-shape draw:style-name="gr59" draw:text-style-name="P2" xml:id="id36" draw:id="id36" draw:layer="layout" svg:width="7.299cm" svg:height="2.349cm" svg:x="6.201cm" svg:y="7.95cm">
          <text:p text:style-name="P1">while</text:p>
          <text:p text:style-name="P1">enum != 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0" draw:text-style-name="P3" draw:layer="layout" draw:type="line" svg:x1="9.85cm" svg:y1="7.2cm" svg:x2="9.851cm" svg:y2="7.95cm" draw:start-shape="id41" draw:start-glue-point="2" draw:end-shape="id36" draw:end-glue-point="4" svg:d="M9850 7200l1 750" svg:viewBox="0 0 2 751">
          <text:p/>
        </draw:connector>
        <draw:custom-shape draw:style-name="gr61" draw:text-style-name="P2" xml:id="id42" draw:id="id42" draw:layer="layout" svg:width="4.25cm" svg:height="2.15cm" svg:x="7.725cm" svg:y="10.95cm">
          <text:p text:style-name="P1">sum_n += a</text:p>
          <text:p text:style-name="P1">a = a/(-2)</text:p>
          <text:p text:style-name="P1">enum += 1</text:p>
          <draw:enhanced-geometry svg:viewBox="0 0 21600 21600" draw:type="rectangle" draw:enhanced-path="M 0 0 L 21600 0 21600 21600 0 21600 0 0 Z N"/>
        </draw:custom-shape>
        <draw:connector draw:style-name="gr62" draw:text-style-name="P3" draw:layer="layout" draw:type="line" svg:x1="9.851cm" svg:y1="10.299cm" svg:x2="9.85cm" svg:y2="10.95cm" draw:start-shape="id36" draw:start-glue-point="6" draw:end-shape="id42" draw:end-glue-point="0" svg:d="M9851 10299l-1 651" svg:viewBox="0 0 2 652">
          <text:p/>
        </draw:connector>
        <draw:connector draw:style-name="gr63" draw:text-style-name="P3" draw:layer="layout" draw:line-skew="0cm -0.399cm" svg:x1="9.85cm" svg:y1="13.1cm" svg:x2="6.201cm" svg:y2="9.125cm" draw:start-shape="id42" draw:start-glue-point="2" draw:end-shape="id36" draw:end-glue-point="5" svg:d="M9850 13100v501h-4550v-4476h901" svg:viewBox="0 0 4551 4477">
          <text:p/>
        </draw:connector>
      </draw:page>
      <draw:page draw:name="page5" draw:style-name="dp1" draw:master-page-name="Default">
        <draw:custom-shape draw:style-name="gr64" draw:text-style-name="P2" xml:id="id43" draw:id="id43" draw:layer="layout" svg:width="4.125cm" svg:height="1.5cm" svg:x="8.964cm" svg:y="1.151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1.027cm" svg:y1="2.651cm" svg:x2="11.025cm" svg:y2="3.8cm" draw:start-shape="id43" draw:start-glue-point="8" draw:end-shape="id44" svg:d="M11027 2651l-2 1149" svg:viewBox="0 0 3 1150">
          <text:p/>
        </draw:connector>
        <draw:custom-shape draw:style-name="gr65" draw:text-style-name="P2" xml:id="id44" draw:id="id44" draw:layer="layout" svg:width="10.75cm" svg:height="2.75cm" svg:x="5.65cm" svg:y="3.8cm">
          <text:p text:style-name="P1">for i in range(32, 128):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6" draw:text-style-name="P2" xml:id="id45" draw:id="id45" draw:layer="layout" svg:width="13.75cm" svg:height="3.65cm" svg:x="4.2cm" svg:y="8.2cm">
          <text:p text:style-name="P1">i in range(41, 128, 10):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7" draw:text-style-name="P4" draw:layer="layout" svg:width="1.75cm" svg:height="1cm" svg:x="4.25cm" svg:y="8cm">
          <draw:text-box>
            <text:p>Нет</text:p>
          </draw:text-box>
        </draw:frame>
        <draw:frame draw:style-name="gr67" draw:text-style-name="P4" draw:layer="layout" svg:width="1.5cm" svg:height="1cm" svg:x="17cm" svg:y="8cm">
          <draw:text-box>
            <text:p>Да</text:p>
          </draw:text-box>
        </draw:frame>
        <draw:connector draw:style-name="gr68" draw:text-style-name="P3" draw:layer="layout" draw:type="line" svg:x1="11.025cm" svg:y1="6.55cm" svg:x2="11.075cm" svg:y2="8.2cm" draw:start-shape="id44" draw:start-glue-point="6" draw:end-shape="id45" draw:end-glue-point="4" svg:d="M11025 6550l50 1650" svg:viewBox="0 0 51 1651">
          <text:p/>
        </draw:connector>
        <draw:connector draw:style-name="gr69" draw:text-style-name="P3" draw:layer="layout" svg:x1="4.2cm" svg:y1="10.025cm" svg:x2="6.8cm" svg:y2="12.975cm" draw:start-shape="id45" draw:start-glue-point="5" draw:end-shape="id46" draw:end-glue-point="5" svg:d="M4200 10025h-501v2388h3101v562" svg:viewBox="0 0 3102 2951">
          <text:p/>
        </draw:connector>
        <draw:custom-shape draw:style-name="gr4" draw:text-style-name="P2" xml:id="id48" draw:id="id48" draw:layer="layout" svg:width="3.75cm" svg:height="1.75cm" svg:x="9.248cm" svg:y="19.2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xml:id="id47" draw:id="id47" draw:layer="layout" svg:width="8cm" svg:height="3.25cm" svg:x="11.2cm" svg:y="12.85cm">
          <text:p text:style-name="P1">Вывод</text:p>
          <text:p text:style-name="P1">«код-символ» </text:p>
          <text:p text:style-name="P1">С переносом строки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1" draw:text-style-name="P8" xml:id="id46" draw:id="id46" draw:layer="layout" svg:width="9cm" svg:height="3cm" svg:x="2.3cm" svg:y="12.975cm">
          <text:p text:style-name="P7">Вывод</text:p>
          <text:p text:style-name="P7">«код-символ»</text:p>
          <text:p text:style-name="P7">без переноса строки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2" draw:text-style-name="P3" draw:layer="layout" draw:line-skew="-1.002cm 4.551cm" svg:x1="17.95cm" svg:y1="10.025cm" svg:x2="15.2cm" svg:y2="12.85cm" draw:start-shape="id45" draw:start-glue-point="7" draw:end-shape="id47" draw:end-glue-point="5" svg:d="M17950 10025h750v2225h-3500v600" svg:viewBox="0 0 3501 2826">
          <text:p/>
        </draw:connector>
        <draw:connector draw:style-name="gr73" draw:text-style-name="P3" draw:layer="layout" draw:line-skew="0.523cm" svg:x1="6.8cm" svg:y1="15.975cm" svg:x2="5.65cm" svg:y2="5.175cm" draw:start-shape="id46" draw:start-glue-point="8" draw:end-shape="id44" draw:end-glue-point="5" svg:d="M6800 15975v1025h-5001v-11825h3851" svg:viewBox="0 0 5002 11826">
          <text:p/>
        </draw:connector>
        <draw:connector draw:style-name="gr74" draw:text-style-name="P3" draw:layer="layout" draw:line-skew="0.398cm -3.399cm" svg:x1="15.2cm" svg:y1="16.1cm" svg:x2="5.65cm" svg:y2="5.175cm" draw:start-shape="id47" draw:start-glue-point="8" draw:end-shape="id44" draw:end-glue-point="5" svg:d="M15200 16100v900h-13450v-11825h3900" svg:viewBox="0 0 13451 11826">
          <text:p/>
        </draw:connector>
        <draw:connector draw:style-name="gr75" draw:text-style-name="P3" draw:layer="layout" draw:line-skew="2.848cm 5.124cm" svg:x1="16.4cm" svg:y1="5.175cm" svg:x2="11.123cm" svg:y2="19.2cm" draw:start-shape="id44" draw:start-glue-point="7" draw:end-shape="id48" draw:end-glue-point="4" svg:d="M16400 5175h3350v12825h-8627v1200" svg:viewBox="0 0 8628 14026">
          <text:p/>
        </draw:connector>
      </draw:page>
      <draw:page draw:name="page6" draw:style-name="dp1" draw:master-page-name="Default"/>
      <draw:page draw:name="page7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0" draw:display-name="Arrowheads 100" svg:viewBox="0 0 20 20" svg:d="M0 20l10-20 10 20z"/>
    <draw:marker draw:name="Arrowheads_20_105" draw:display-name="Arrowheads 105" svg:viewBox="0 0 20 20" svg:d="M0 20l10-20 10 20z"/>
    <draw:marker draw:name="Arrowheads_20_106" draw:display-name="Arrowheads 106" svg:viewBox="0 0 20 20" svg:d="M0 20l10-20 10 20z"/>
    <draw:marker draw:name="Arrowheads_20_11" draw:display-name="Arrowheads 11" svg:viewBox="0 0 20 20" svg:d="M0 20l10-20 10 20z"/>
    <draw:marker draw:name="Arrowheads_20_111" draw:display-name="Arrowheads 111" svg:viewBox="0 0 20 20" svg:d="M0 20l10-20 10 20z"/>
    <draw:marker draw:name="Arrowheads_20_112" draw:display-name="Arrowheads 112" svg:viewBox="0 0 20 20" svg:d="M0 20l10-20 10 20z"/>
    <draw:marker draw:name="Arrowheads_20_116" draw:display-name="Arrowheads 116" svg:viewBox="0 0 20 20" svg:d="M0 20l10-20 10 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19" draw:display-name="Arrowheads 119" svg:viewBox="0 0 20 20" svg:d="M0 20l10-20 10 20z"/>
    <draw:marker draw:name="Arrowheads_20_120" draw:display-name="Arrowheads 120" svg:viewBox="0 0 20 20" svg:d="M0 20l10-20 10 20z"/>
    <draw:marker draw:name="Arrowheads_20_122" draw:display-name="Arrowheads 122" svg:viewBox="0 0 20 20" svg:d="M0 20l10-20 10 20z"/>
    <draw:marker draw:name="Arrowheads_20_123" draw:display-name="Arrowheads 123" svg:viewBox="0 0 20 20" svg:d="M0 20l10-20 10 20z"/>
    <draw:marker draw:name="Arrowheads_20_124" draw:display-name="Arrowheads 124" svg:viewBox="0 0 20 20" svg:d="M0 20l10-20 10 20z"/>
    <draw:marker draw:name="Arrowheads_20_125" draw:display-name="Arrowheads 125" svg:viewBox="0 0 20 20" svg:d="M0 20l10-20 10 20z"/>
    <draw:marker draw:name="Arrowheads_20_126" draw:display-name="Arrowheads 126" svg:viewBox="0 0 20 20" svg:d="M0 20l10-20 10 20z"/>
    <draw:marker draw:name="Arrowheads_20_128" draw:display-name="Arrowheads 128" svg:viewBox="0 0 20 20" svg:d="M0 20l10-20 10 20z"/>
    <draw:marker draw:name="Arrowheads_20_129" draw:display-name="Arrowheads 129" svg:viewBox="0 0 20 20" svg:d="M0 20l10-20 10 20z"/>
    <draw:marker draw:name="Arrowheads_20_130" draw:display-name="Arrowheads 130" svg:viewBox="0 0 20 20" svg:d="M0 20l10-20 10 20z"/>
    <draw:marker draw:name="Arrowheads_20_131" draw:display-name="Arrowheads 131" svg:viewBox="0 0 20 20" svg:d="M0 20l10-20 10 20z"/>
    <draw:marker draw:name="Arrowheads_20_132" draw:display-name="Arrowheads 132" svg:viewBox="0 0 20 20" svg:d="M0 20l10-20 10 20z"/>
    <draw:marker draw:name="Arrowheads_20_133" draw:display-name="Arrowheads 133" svg:viewBox="0 0 20 20" svg:d="M0 20l10-20 10 20z"/>
    <draw:marker draw:name="Arrowheads_20_134" draw:display-name="Arrowheads 134" svg:viewBox="0 0 20 20" svg:d="M0 20l10-20 10 20z"/>
    <draw:marker draw:name="Arrowheads_20_135" draw:display-name="Arrowheads 135" svg:viewBox="0 0 20 20" svg:d="M0 20l10-20 10 20z"/>
    <draw:marker draw:name="Arrowheads_20_136" draw:display-name="Arrowheads 136" svg:viewBox="0 0 20 20" svg:d="M0 20l10-20 10 20z"/>
    <draw:marker draw:name="Arrowheads_20_137" draw:display-name="Arrowheads 137" svg:viewBox="0 0 20 20" svg:d="M0 20l10-20 10 20z"/>
    <draw:marker draw:name="Arrowheads_20_138" draw:display-name="Arrowheads 138" svg:viewBox="0 0 20 20" svg:d="M0 20l10-20 10 20z"/>
    <draw:marker draw:name="Arrowheads_20_139" draw:display-name="Arrowheads 139" svg:viewBox="0 0 20 20" svg:d="M0 20l10-20 10 20z"/>
    <draw:marker draw:name="Arrowheads_20_140" draw:display-name="Arrowheads 140" svg:viewBox="0 0 20 20" svg:d="M0 20l10-20 10 20z"/>
    <draw:marker draw:name="Arrowheads_20_141" draw:display-name="Arrowheads 141" svg:viewBox="0 0 20 20" svg:d="M0 20l10-20 10 20z"/>
    <draw:marker draw:name="Arrowheads_20_142" draw:display-name="Arrowheads 142" svg:viewBox="0 0 20 20" svg:d="M0 20l10-20 10 20z"/>
    <draw:marker draw:name="Arrowheads_20_143" draw:display-name="Arrowheads 143" svg:viewBox="0 0 20 20" svg:d="M0 20l10-20 10 20z"/>
    <draw:marker draw:name="Arrowheads_20_144" draw:display-name="Arrowheads 144" svg:viewBox="0 0 20 20" svg:d="M0 20l10-20 10 20z"/>
    <draw:marker draw:name="Arrowheads_20_145" draw:display-name="Arrowheads 145" svg:viewBox="0 0 20 20" svg:d="M0 20l10-20 10 20z"/>
    <draw:marker draw:name="Arrowheads_20_146" draw:display-name="Arrowheads 146" svg:viewBox="0 0 20 20" svg:d="M0 20l10-20 10 20z"/>
    <draw:marker draw:name="Arrowheads_20_147" draw:display-name="Arrowheads 147" svg:viewBox="0 0 20 20" svg:d="M0 20l10-20 10 20z"/>
    <draw:marker draw:name="Arrowheads_20_148" draw:display-name="Arrowheads 148" svg:viewBox="0 0 20 20" svg:d="M0 20l10-20 10 20z"/>
    <draw:marker draw:name="Arrowheads_20_149" draw:display-name="Arrowheads 149" svg:viewBox="0 0 20 20" svg:d="M0 20l10-20 10 20z"/>
    <draw:marker draw:name="Arrowheads_20_150" draw:display-name="Arrowheads 150" svg:viewBox="0 0 20 20" svg:d="M0 20l10-20 10 20z"/>
    <draw:marker draw:name="Arrowheads_20_151" draw:display-name="Arrowheads 151" svg:viewBox="0 0 20 20" svg:d="M0 20l10-20 10 20z"/>
    <draw:marker draw:name="Arrowheads_20_152" draw:display-name="Arrowheads 152" svg:viewBox="0 0 20 20" svg:d="M0 20l10-20 10 20z"/>
    <draw:marker draw:name="Arrowheads_20_153" draw:display-name="Arrowheads 153" svg:viewBox="0 0 20 20" svg:d="M0 20l10-20 10 20z"/>
    <draw:marker draw:name="Arrowheads_20_99" draw:display-name="Arrowheads 9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2T13:17:02.271221118</meta:creation-date>
    <dc:date>2022-03-21T18:19:14.401895002</dc:date>
    <meta:editing-duration>PT4H36M14S</meta:editing-duration>
    <meta:editing-cycles>43</meta:editing-cycles>
    <meta:generator>LibreOffice/7.3.2.1$Linux_X86_64 LibreOffice_project/30$Build-1</meta:generator>
    <meta:document-statistic meta:object-count="119"/>
  </office:meta>
</office:document-meta>
</file>